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E000002546DF7A950.png" manifest:media-type="image/png"/>
  <manifest:file-entry manifest:full-path="Pictures/1000000000000192000002527E816E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23f6" officeooo:paragraph-rsid="000823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3 DIAGRAMME DE CLASSES</text:p>
      <text:p text:style-name="Standard"/>
      <text:p text:style-name="Standard"><draw:frame draw:style-name="fr1" draw:name="Image2" text:anchor-type="char" svg:x="8.945cm" svg:y="0.845cm" svg:width="8.927cm" svg:height="13.19cm" draw:z-index="1"><draw:image xlink:href="Pictures/1000000000000192000002527E816EEF.png" xlink:type="simple" xlink:show="embed" xlink:actuate="onLoad" draw:mime-type="image/png"/></draw:frame><draw:frame draw:style-name="fr1" draw:name="Image1" text:anchor-type="char" svg:x="-0.674cm" svg:y="0.845cm" svg:width="9.62cm" svg:height="12.857cm" draw:z-index="0"><draw:image xlink:href="Pictures/10000000000001BE000002546DF7A9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4:13:22.832964231</meta:creation-date>
    <dc:date>2026-02-05T14:52:34.613808510</dc:date>
    <meta:editing-duration>PT39M13S</meta:editing-duration>
    <meta:editing-cycles>1</meta:editing-cycles>
    <meta:document-statistic meta:table-count="0" meta:image-count="2" meta:object-count="0" meta:page-count="1" meta:paragraph-count="1" meta:word-count="5" meta:character-count="28" meta:non-whitespace-character-count="24"/>
    <meta:generator>LibreOffice/24.2.7.2$Linux_X86_64 LibreOffice_project/420$Build-2</meta:generator>
  </office:meta>
</office:document-meta>
</file>